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55in"/>
    </style:style>
    <style:style style:name="co2" style:family="table-column">
      <style:table-column-properties fo:break-before="auto" style:column-width="1.7752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number-columns-repeated="2"/>
          <table:table-cell table:style-name="ce2" office:value-type="string" table:number-columns-spanned="3" table:number-rows-spanned="1">
            <text:p>Status</text:p>
          </table:table-cell>
          <table:covered-table-cell table:number-columns-repeated="2" table:style-name="Default" office:value-type="string">
            <text:p>Status</text:p>
          </table:covered-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Wireframe</text:p>
          </table:table-cell>
          <table:table-cell table:style-name="ce1" office:value-type="string">
            <text:p>Comps</text:p>
          </table:table-cell>
          <table:table-cell table:style-name="ce1" office:value-type="string">
            <text:p>Development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Group 1</text:p>
          </table:table-cell>
          <table:table-cell office:value-type="string">
            <text:p>FrontPag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ttleBlackBookBlo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calBlog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ginRegis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oup 2</text:p>
          </table:table-cell>
          <table:table-cell office:value-type="string">
            <text:p>LittleBlackBoo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ubmissio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erDashboa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ndorDashboa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ndorPortfoli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oup 3</text:p>
          </table:table-cell>
          <table:table-cell office:value-type="string">
            <text:p>Galleri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spirationBoardBuild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okBoo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arc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oup 4</text:p>
          </table:table-cell>
          <table:table-cell office:value-type="string">
            <text:p>Abou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l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anding-DI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anding-Guid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anding-RealWedding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gaz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s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mon Components</text:p>
          </table:table-cell>
          <table:table-cell office:value-type="string">
            <text:p>Credi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spirationBoard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ssag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hot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eGu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nd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ader</text:p>
          </table:table-cell>
          <table:table-cell table:style-name="Default" table:number-columns-repeated="3"/>
          <table:table-cell table:number-columns-repeated="1019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7/26/2012</text:date>, <text:time>12:2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11:15:52</meta:creation-date>
    <dc:date>2012-07-26T12:25:33</dc:date>
    <meta:editing-duration>PT54M31S</meta:editing-duration>
    <meta:editing-cycles>2</meta:editing-cycles>
    <meta:generator>OpenOffice.org/3.4$Unix OpenOffice.org_project/340m1$Build-9590</meta:generator>
    <meta:document-statistic meta:table-count="3" meta:cell-count="40" meta:object-count="0"/>
  </office:meta>
</office:document-meta>
</file>